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12C8C81AB3808E1C141.png" manifest:media-type="image/png"/>
  <manifest:file-entry manifest:full-path="Pictures/10000000000000FF000000C6F5E78FE8290B3FA9.jpg" manifest:media-type="image/jpeg"/>
  <manifest:file-entry manifest:full-path="Pictures/10000000000002B500000320A877DD57A9E6536C.jpg" manifest:media-type="image/jpeg"/>
  <manifest:file-entry manifest:full-path="Pictures/10000000000000D1000000F1B9769CB8AABE3A84.jpg" manifest:media-type="image/jpeg"/>
  <manifest:file-entry manifest:full-path="Pictures/1000000000000107000000C083D3619BD05A9923.png" manifest:media-type="image/png"/>
  <manifest:file-entry manifest:full-path="Pictures/100002010000019000000190887E33BBAA82BA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4.206cm" svg:height="4.856cm" svg:x="13.2cm" svg:y="8.6cm">
          <draw:image xlink:href="Pictures/10000000000002B500000320A877DD57A9E6536C.jpg" xlink:type="simple" xlink:show="embed" xlink:actuate="onLoad">
            <text:p/>
          </draw:image>
        </draw:frame>
        <draw:frame draw:style-name="gr1" draw:text-style-name="P1" draw:layer="layout" svg:width="4.051cm" svg:height="4.672cm" svg:x="8.749cm" svg:y="8.6cm">
          <draw:image xlink:href="Pictures/10000000000000D1000000F1B9769CB8AABE3A84.jpg" xlink:type="simple" xlink:show="embed" xlink:actuate="onLoad">
            <text:p/>
          </draw:image>
        </draw:frame>
        <draw:frame draw:style-name="gr1" draw:text-style-name="P1" draw:layer="layout" svg:width="5.618cm" svg:height="4.102cm" svg:x="-0.764cm" svg:y="8.898cm">
          <draw:image xlink:href="Pictures/1000000000000107000000C083D3619BD05A9923.png" xlink:type="simple" xlink:show="embed" xlink:actuate="onLoad">
            <text:p/>
          </draw:image>
        </draw:frame>
        <draw:frame draw:style-name="gr1" draw:text-style-name="P1" draw:layer="layout" svg:width="5.055cm" svg:height="5.055cm" svg:x="21.945cm" svg:y="8.6cm">
          <draw:image xlink:href="Pictures/100002010000019000000190887E33BBAA82BA6F.png" xlink:type="simple" xlink:show="embed" xlink:actuate="onLoad">
            <text:p/>
          </draw:image>
        </draw:frame>
        <draw:frame draw:style-name="gr1" draw:text-style-name="P1" draw:layer="layout" svg:width="4.51cm" svg:height="3.502cm" svg:x="3.7cm" svg:y="9.198cm">
          <draw:image xlink:href="Pictures/10000000000000FF000000C6F5E78FE8290B3FA9.jpg" xlink:type="simple" xlink:show="embed" xlink:actuate="onLoad">
            <text:p/>
          </draw:image>
        </draw:frame>
        <draw:frame draw:style-name="gr1" draw:text-style-name="P1" draw:layer="layout" svg:width="4.4cm" svg:height="4.4cm" svg:x="17.645cm" svg:y="8.8cm">
          <draw:image xlink:href="Pictures/100002010000012C0000012C8C81AB3808E1C14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8T22:08:49.422953960</meta:creation-date>
    <dc:date>2018-07-08T23:13:22.158935755</dc:date>
    <meta:editing-duration>PT54M22S</meta:editing-duration>
    <meta:editing-cycles>1</meta:editing-cycles>
    <meta:document-statistic meta:object-count="30"/>
    <meta:generator>LibreOffice/5.1.6.2$Linux_X86_64 LibreOffice_project/10m0$Build-2</meta:generator>
  </office:meta>
</office:document-meta>
</file>